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tracked-changes>
        <text:changed-region xml:id="ct237369128" text:id="ct237369128">
          <text:deletion>
            <office:change-info>
              <dc:creator>Unknown Author</dc:creator>
              <dc:date>2014-09-09T11:32:00</dc:date>
            </office:change-info>
            <text:p text:style-name="Standard">bin</text:p>
          </text:deletion>
        </text:changed-region>
        <text:changed-region xml:id="ct237532864" text:id="ct237532864">
          <text:format-change>
            <office:change-info>
              <dc:creator>Unknown Author</dc:creator>
              <dc:date>2014-09-09T11:32:00</dc:date>
            </office:change-info>
          </text:format-change>
        </text:changed-region>
        <text:changed-region xml:id="ct237369024" text:id="ct237369024">
          <text:insertion>
            <office:change-info>
              <dc:creator>Unknown Author</dc:creator>
              <dc:date>2014-09-09T11:31:00</dc:date>
            </office:change-info>
          </text:insertion>
        </text:changed-region>
        <text:changed-region xml:id="ct237369232" text:id="ct237369232">
          <text:insertion>
            <office:change-info>
              <dc:creator>Unknown Author</dc:creator>
              <dc:date>2014-09-09T11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ch <text:change text:change-id="ct237369128"/><text:s/>eine odt-Datei <text:change-start text:change-id="ct237532864"/><text:span text:style-name="T1">mit</text:span><text:change-end text:change-id="ct237532864"/> aktiviertem<text:change-start text:change-id="ct237369024"/> ich wurde ei<text:change-end text:change-id="ct237369024"/><text:change-start text:change-id="ct237369232"/>ngefügt<text:change-end text:change-id="ct237369232"/> ChangeTrack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1:31:25.70</meta:creation-date>
    <meta:document-statistic meta:table-count="0" meta:image-count="0" meta:object-count="0" meta:page-count="1" meta:paragraph-count="2" meta:word-count="10" meta:character-count="74"/>
    <dc:date>2014-09-09T11:32:41.98</dc:date>
    <meta:editing-duration>PT1M16S</meta:editing-duration>
    <meta:editing-cycles>1</meta:editing-cycles>
    <meta:generator>OpenOffice.org/3.4$Win32 OpenOffice.org_project/340m1$Build-9590</meta:generator>
  </office:meta>
</office:document-meta>
</file>